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font-style="italic" fo:font-weight="normal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fr" fo:country="FR" fo:font-style="normal" fo:font-weight="normal" style:font-size-asian="14pt" style:font-size-complex="14pt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P27" style:family="paragraph" style:parent-style-name="Text_20_body">
      <style:text-properties fo:font-size="14pt" style:font-size-asian="14pt" style:font-size-complex="14pt"/>
    </style:style>
    <style:style style:name="P28" style:family="paragraph" style:parent-style-name="Text_20_body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variant="normal" fo:text-transform="none" fo:color="#222222" fo:letter-spacing="normal" style:font-style-asian="italic" style:font-style-complex="italic"/>
    </style:style>
    <style:style style:name="T6" style:family="text">
      <style:text-properties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0">Le livre de Khem</text:p>
      <text:p text:style-name="P1"/>
      <text:p text:style-name="P1"/>
      <text:p text:style-name="P1"/>
      <text:p text:style-name="P1"/>
      <text:p text:style-name="P1"/>
      <text:p text:style-name="P1">En tête</text:p>
      <text:p text:style-name="P3"/>
      <text:p text:style-name="P3"/>
      <text:p text:style-name="P3"/>
      <text:p text:style-name="P2">El est que tri-cité,</text:p>
      <text:p text:style-name="P2">Et je ne suis qu'un Ohm.</text:p>
      <text:p text:style-name="P2"/>
      <text:p text:style-name="P2">Ré si se tends ce,</text:p>
      <text:p text:style-name="P4">Qu'On dit si On El.</text:p>
      <text:p text:style-name="P4"/>
      <text:p text:style-name="P4"/>
      <text:p text:style-name="P4"/>
      <text:p text:style-name="P1">Shorts</text:p>
      <text:p text:style-name="P3"/>
      <text:p text:style-name="P3"/>
      <text:p text:style-name="P3"/>
      <text:p text:style-name="P2">Phone</text:p>
      <text:p text:style-name="P2">Son</text:p>
      <text:p text:style-name="P4">Verbe,</text:p>
      <text:p text:style-name="P4"/>
      <text:p text:style-name="P12">et que ce El en ce.</text:p>
      <text:p text:style-name="P12"/>
      <text:p text:style-name="P15">Pointe de SeL</text:p>
      <text:p text:style-name="P4">*-*</text:p>
      <text:p text:style-name="P4"/>
      <text:p text:style-name="P11">Connu</text:p>
      <text:p text:style-name="P11">Qu'on eut </text:p>
      <text:p text:style-name="P11">Co nu</text:p>
      <text:p text:style-name="P11"/>
      <text:p text:style-name="P11">Ce reine ment</text:p>
      <text:p text:style-name="P11"/>
      <text:p text:style-name="P11">Ah mais lit aurait</text:p>
      <text:p text:style-name="P12">Âme est lit or est </text:p>
      <text:p text:style-name="P12"/>
      <text:p text:style-name="P12">*-*</text:p>
      <text:p text:style-name="P15">C' est ça me, ou vre toi<text:note text:id="ftn1" text:note-class="footnote"><text:note-citation>1</text:note-citation><text:note-body><text:p text:style-name="Footnote">(ou vrai toi?)</text:p></text:note-body></text:note></text:p>
      <text:p text:style-name="P11"><text:soft-page-break/></text:p>
      <text:p text:style-name="P11">Gourmandise, </text:p>
      <text:p text:style-name="P11">J'ai ou r ments disent</text:p>
      <text:p text:style-name="P11"/>
      <text:p text:style-name="P11">colère,</text:p>
      <text:p text:style-name="P11">Co L ère </text:p>
      <text:p text:style-name="P11"/>
      <text:p text:style-name="P11">luxure,</text:p>
      <text:p text:style-name="P11">Lut que se eûrent</text:p>
      <text:p text:style-name="P11"><text:s/></text:p>
      <text:p text:style-name="P11">orgueil,</text:p>
      <text:p text:style-name="P11">Or j'ai eût il</text:p>
      <text:p text:style-name="P11"/>
      <text:p text:style-name="P11">envie, </text:p>
      <text:p text:style-name="P11">En vie</text:p>
      <text:p text:style-name="P11"/>
      <text:p text:style-name="P11">paresse, </text:p>
      <text:p text:style-name="P11">Par S</text:p>
      <text:p text:style-name="P11"/>
      <text:p text:style-name="P11">avarice</text:p>
      <text:p text:style-name="P12">À va, R I ce</text:p>
      <text:p text:style-name="P12"/>
      <text:p text:style-name="P12">*-*</text:p>
      <text:p text:style-name="P12"/>
      <text:p text:style-name="P11">À mon A</text:p>
      <text:p text:style-name="P11"><text:s/>vit</text:p>
      <text:p text:style-name="P12">C ça</text:p>
      <text:p text:style-name="P12"/>
      <text:p text:style-name="P12">*-*</text:p>
      <text:p text:style-name="P11"/>
      <text:p text:style-name="P11">Tu et tu est.</text:p>
      <text:p text:style-name="P11">Tû et tuais,</text:p>
      <text:p text:style-name="P11">Tuer tuais,</text:p>
      <text:p text:style-name="P11">Tuer, tu hais.</text:p>
      <text:p text:style-name="P11"/>
      <text:p text:style-name="P11">Lu j'ai eu BRE</text:p>
      <text:p text:style-name="P11">Fu né BRE</text:p>
      <text:p text:style-name="P11">C El est BRE</text:p>
      <text:p text:style-name="P12"/>
      <text:p text:style-name="P12">*-*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Rébus</text:p>
      <text:p text:style-name="P3"/>
      <text:p text:style-name="P3"/>
      <text:p text:style-name="P4"/>
      <text:p text:style-name="P4">I NI si à TI VE.</text:p>
      <text:p text:style-name="P4"/>
      <text:p text:style-name="P2">Co né que t'ai,,</text:p>
      <text:p text:style-name="P2"/>
      <text:p text:style-name="P2">Disent qu'eut T,</text:p>
      <text:p text:style-name="P2"/>
      <text:p text:style-name="P2">Comme en son,</text:p>
      <text:p text:style-name="P2"/>
      <text:p text:style-name="P4">Purent y fit.</text:p>
      <text:p text:style-name="P4"/>
      <text:p text:style-name="P2">I NI si est.</text:p>
      <text:p text:style-name="P2"/>
      <text:p text:style-name="P4">Sait le V.</text:p>
      <text:p text:style-name="P4"/>
      <text:p text:style-name="P4">*-*</text:p>
      <text:p text:style-name="P4"/>
      <text:p text:style-name="P2">À FL eu en ce</text:p>
      <text:p text:style-name="P2"/>
      <text:p text:style-name="P2">Bi furent qu'est</text:p>
      <text:p text:style-name="P2"/>
      <text:p text:style-name="P2">Part I si P</text:p>
      <text:p text:style-name="P2"/>
      <text:p text:style-name="P4">A par I Si On</text:p>
      <text:p text:style-name="P4"/>
      <text:p text:style-name="P4">*-*</text:p>
      <text:p text:style-name="P4"/>
      <text:p text:style-name="P11">Prix vit L est je</text:p>
      <text:p text:style-name="P11">Vis eu à lisez</text:p>
      <text:p text:style-name="P12">I'm a j'y naît</text:p>
      <text:p text:style-name="P12"/>
      <text:p text:style-name="P11">Privilege</text:p>
      <text:p text:style-name="P11">Visualisez</text:p>
      <text:p text:style-name="P11">Imaginer</text:p>
      <text:p text:style-name="P11"/>
      <text:p text:style-name="P11">Ré là que ce</text:p>
      <text:p text:style-name="P11">Relaxe</text:p>
      <text:p text:style-name="P11"/>
      <text:p text:style-name="P11">En vie ça j'ai</text:p>
      <text:p text:style-name="P11">Envisager</text:p>
      <text:p text:style-name="P11"/>
      <text:p text:style-name="P11"><text:soft-page-break/>Et cris vains</text:p>
      <text:p text:style-name="P11">Écris vains</text:p>
      <text:p text:style-name="P11">Écrivain</text:p>
      <text:p text:style-name="P11"/>
      <text:p text:style-name="P11">I'm père I eux</text:p>
      <text:p text:style-name="P11">Et mis n'a ment</text:p>
      <text:p text:style-name="P11"/>
      <text:p text:style-name="P11">Prude en t</text:p>
      <text:p text:style-name="P11"/>
      <text:p text:style-name="P11">Ça Lo</text:p>
      <text:p text:style-name="P11">Ça le T</text:p>
      <text:p text:style-name="P12">En foi ré</text:p>
      <text:p text:style-name="P12"/>
      <text:p text:style-name="P12">*-*</text:p>
      <text:p text:style-name="P12"/>
      <text:p text:style-name="P11">Eux for I</text:p>
      <text:p text:style-name="P11"/>
      <text:p text:style-name="P11">Né toi y est</text:p>
      <text:p text:style-name="P11"/>
      <text:p text:style-name="P11">Test à ment,</text:p>
      <text:p text:style-name="P11"/>
      <text:p text:style-name="P11">D G eux là ca.</text:p>
      <text:p text:style-name="P11"/>
      <text:p text:style-name="P11"/>
      <text:p text:style-name="P11"/>
      <text:p text:style-name="P12">*-*</text:p>
      <text:p text:style-name="P12"/>
      <text:p text:style-name="P11"/>
      <text:p text:style-name="P11">Lit qui DE<text:line-break/>Lis</text:p>
      <text:p text:style-name="P11">Là</text:p>
      <text:p text:style-name="P11">Lo</text:p>
      <text:p text:style-name="P12">L'eau</text:p>
      <text:p text:style-name="P12"/>
      <text:p text:style-name="P12">*-*</text:p>
      <text:p text:style-name="P12"/>
      <text:p text:style-name="P12">L E A P</text:p>
      <text:p text:style-name="P11"/>
      <text:p text:style-name="P11"/>
      <text:p text:style-name="P11">In sol ITE</text:p>
      <text:p text:style-name="P11"/>
      <text:p text:style-name="P11">Font D re</text:p>
      <text:p text:style-name="P11"/>
      <text:p text:style-name="P11">M o I </text:p>
      <text:p text:style-name="P11">Vit n'a I G r e </text:p>
      <text:p text:style-name="P11"><text:soft-page-break/></text:p>
      <text:p text:style-name="P14">Heure lit</text:p>
      <text:p text:style-name="P11">Femme El</text:p>
      <text:p text:style-name="P11">Fit mâle</text:p>
      <text:p text:style-name="P11"/>
      <text:p text:style-name="P11"/>
      <text:p text:style-name="P12">D G Eux là Ce,</text:p>
      <text:p text:style-name="P12">G là ce.</text:p>
      <text:p text:style-name="P12"/>
      <text:p text:style-name="P12">*-*</text:p>
      <text:p text:style-name="P12"/>
      <text:p text:style-name="P12">In Terre vient</text:p>
      <text:p text:style-name="P16"><text:line-break/>à El , (est)F a</text:p>
      <text:p text:style-name="P16"/>
      <text:p text:style-name="P16">B t'(à/a)</text:p>
      <text:p text:style-name="P16"/>
      <text:p text:style-name="P16">Gars m'a</text:p>
      <text:p text:style-name="P16"/>
      <text:p text:style-name="P16">D. El t'a</text:p>
      <text:p text:style-name="P16"/>
      <text:p text:style-name="P16">&amp; Psy El on(t)</text:p>
      <text:p text:style-name="P16"/>
      <text:p text:style-name="P16">Z'êt(à/a)</text:p>
      <text:p text:style-name="P16"/>
      <text:p text:style-name="P16">&amp;(t)a</text:p>
      <text:p text:style-name="P16"/>
      <text:p text:style-name="P16"/>
      <text:p text:style-name="P16">*-*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Assez clair</text:p>
      <text:p text:style-name="P1"/>
      <text:p text:style-name="P1"/>
      <text:p text:style-name="P3"/>
      <text:p text:style-name="P17">Ca m'à El,</text:p>
      <text:p text:style-name="P17">Lû s'y faire,</text:p>
      <text:p text:style-name="P4">M'On dit des mots pour démaudire;</text:p>
      <text:p text:style-name="P4"/>
      <text:p text:style-name="P2"/>
      <text:p text:style-name="P2">à nul est;</text:p>
      <text:p text:style-name="P4">(annulé)</text:p>
      <text:p text:style-name="P11">T'as T,</text:p>
      <text:p text:style-name="P12">(Tâter)</text:p>
      <text:p text:style-name="P2">AT</text:p>
      <text:p text:style-name="P12">(Hâter.)</text:p>
      <text:p text:style-name="P12"/>
      <text:p text:style-name="P11">Tôt dis,</text:p>
      <text:p text:style-name="P11">Tard dis v ment</text:p>
      <text:p text:style-name="P11">El me El en ce un D. fit.</text:p>
      <text:p text:style-name="P11"/>
      <text:p text:style-name="P11">In</text:p>
      <text:p text:style-name="P11">terre</text:p>
      <text:p text:style-name="P11">près</text:p>
      <text:p text:style-name="P11">T<text:line-break/><text:line-break/>In fl eût en ce:</text:p>
      <text:p text:style-name="P11"/>
      <text:p text:style-name="P11">La que t'es </text:p>
      <text:p text:style-name="P11">L'acte </text:p>
      <text:p text:style-name="P11">Lacté,</text:p>
      <text:p text:style-name="P11"/>
      <text:p text:style-name="P11">L'acter.</text:p>
      <text:p text:style-name="P11"/>
      <text:p text:style-name="P11">Centre All, El est que tri k.</text:p>
      <text:p text:style-name="P11">Superbe!</text:p>
      <text:p text:style-name="P11">Hotel </text:p>
      <text:p text:style-name="P11"/>
      <text:p text:style-name="P11"/>
      <text:p text:style-name="P11">O Tell,</text:p>
      <text:p text:style-name="P11">Hôte L,</text:p>
      <text:p text:style-name="P11">O t'es L.</text:p>
      <text:p text:style-name="P11"/>
      <text:p text:style-name="P11">Haute Elle,</text:p>
      <text:p text:style-name="P11">Ôte ailes,</text:p>
      <text:p text:style-name="P11"><text:soft-page-break/>Autel.</text:p>
      <text:p text:style-name="P11"/>
      <text:p text:style-name="P11">Au tél',</text:p>
      <text:p text:style-name="P12">Lu I Est Le.</text:p>
      <text:p text:style-name="P12"/>
      <text:p text:style-name="P12"/>
      <text:p text:style-name="P4"/>
      <text:p text:style-name="P5">Là m'eut êtes de porte ici.</text:p>
      <text:p text:style-name="P15">Or D. Est re</text:p>
      <text:p text:style-name="P4"/>
      <text:p text:style-name="P7">S faire</text:p>
      <text:p text:style-name="P7"/>
      <text:p text:style-name="P7">I nous I</text:p>
      <text:p text:style-name="P7"/>
      <text:p text:style-name="P7">El en T</text:p>
      <text:p text:style-name="P7">C'El en C</text:p>
      <text:p text:style-name="P7"/>
      <text:p text:style-name="P7">Mon O Ton I</text:p>
      <text:p text:style-name="P7"/>
      <text:p text:style-name="P7">Ému</text:p>
      <text:p text:style-name="P7">Aime U</text:p>
      <text:p text:style-name="P7">Et m'eût</text:p>
      <text:p text:style-name="P7"/>
      <text:p text:style-name="P7">LEAST</text:p>
      <text:p text:style-name="P7"/>
      <text:p text:style-name="P7">Opti</text:p>
      <text:p text:style-name="P7"/>
      <text:p text:style-name="P7">Mini</text:p>
      <text:p text:style-name="P7"/>
      <text:p text:style-name="P7">D lit ce</text:p>
      <text:p text:style-name="P7"/>
      <text:p text:style-name="P7">D.ieu ne joue pas aux D.</text:p>
      <text:p text:style-name="P7"/>
      <text:p text:style-name="P7">Père sait qu'eut T</text:p>
      <text:p text:style-name="P7"/>
      <text:p text:style-name="P7">Co mp tant ce</text:p>
      <text:p text:style-name="P7">Comme P temps ce</text:p>
      <text:p text:style-name="P7"/>
      <text:p text:style-name="P7">Vas y</text:p>
      <text:p text:style-name="P7">Go</text:p>
      <text:p text:style-name="P7"/>
      <text:p text:style-name="P7">T'est T</text:p>
      <text:p text:style-name="P7">Tête</text:p>
      <text:p text:style-name="P7"/>
      <text:p text:style-name="P7">S'y mettre i</text:p>
      <text:p text:style-name="P7"><text:soft-page-break/>Symétrique</text:p>
      <text:p text:style-name="P7">Symmetry</text:p>
      <text:p text:style-name="P7">Sym(bol) /metr"y"(ic)</text:p>
      <text:p text:style-name="P7"/>
      <text:p text:style-name="P7">En D. T. </text:p>
      <text:p text:style-name="P7"/>
      <text:p text:style-name="P7">Mots d'enfant. </text:p>
      <text:p text:style-name="P7"/>
      <text:p text:style-name="P7">La croix du christ, ça sert à tout </text:p>
      <text:p text:style-name="P7">Sauf à rien ! </text:p>
      <text:p text:style-name="P7">(correct.) </text:p>
      <text:p text:style-name="P7"/>
      <text:p text:style-name="P7"/>
      <text:p text:style-name="P7"/>
      <text:p text:style-name="P7"/>
      <text:p text:style-name="P7"/>
      <text:p text:style-name="P6"><text:span text:style-name="T6">23,01,23,22,32<text:line-break/><text:line-break/></text:span><text:span text:style-name="T5">Saint Chrone Iz à Sion<text:line-break/><text:line-break/></text:span></text:p>
      <text:p text:style-name="P19">TD</text:p>
      <text:p text:style-name="P21"/>
      <text:p text:style-name="P24">Comme A</text:p>
      <text:p text:style-name="P22"/>
      <text:p text:style-name="P22"/>
      <text:p text:style-name="P22"/>
      <text:p text:style-name="P22">À, un V à l'envers</text:p>
      <text:p text:style-name="P22">À sans sion</text:p>
      <text:p text:style-name="P22">V sans I</text:p>
      <text:p text:style-name="P22">Vessie ?</text:p>
      <text:p text:style-name="P22">Lanterne. </text:p>
      <text:p text:style-name="P22"/>
      <text:p text:style-name="P22">*</text:p>
      <text:p text:style-name="P22"/>
      <text:p text:style-name="P22">E(&amp;) B <text:s/>l ou i</text:p>
      <text:p text:style-name="P22">Ré joi G né </text:p>
      <text:p text:style-name="P22">Ou b l I é</text:p>
      <text:p text:style-name="P22"/>
      <text:p text:style-name="P22">Stéreotypes </text:p>
      <text:p text:style-name="P22"/>
      <text:p text:style-name="P22">Officiellement</text:p>
      <text:p text:style-name="P22">Modifié</text:p>
      <text:p text:style-name="P22"/>
      <text:p text:style-name="P22">Coquet</text:p>
      <text:p text:style-name="P22"><text:soft-page-break/>Cynisme</text:p>
      <text:p text:style-name="P22"/>
      <text:p text:style-name="P22">*</text:p>
      <text:p text:style-name="P22"/>
      <text:p text:style-name="P22">O</text:p>
      <text:p text:style-name="P22">Lo</text:p>
      <text:p text:style-name="P22">Gramme</text:p>
      <text:p text:style-name="P22"/>
      <text:p text:style-name="P22">Paroxysme</text:p>
      <text:p text:style-name="P22"/>
      <text:p text:style-name="P22">Simplicité</text:p>
      <text:p text:style-name="P22"/>
      <text:p text:style-name="P22">Ciblage </text:p>
      <text:p text:style-name="P22"/>
      <text:p text:style-name="P22">*</text:p>
      <text:p text:style-name="P22"/>
      <text:p text:style-name="P22">La D. est-ce ? </text:p>
      <text:p text:style-name="P22"/>
      <text:p text:style-name="P22">Délit dit nie si est</text:p>
      <text:p text:style-name="P22"/>
      <text:p text:style-name="P22">Ma ni fait s t </text:p>
      <text:p text:style-name="P22"/>
      <text:p text:style-name="P22">En effet, manifester ça sert à rien. </text:p>
      <text:p text:style-name="P22">I n'a père su. </text:p>
      <text:p text:style-name="P22">Logique. </text:p>
      <text:p text:style-name="P22"/>
      <text:p text:style-name="P22">K'est's qu'on fût ?</text:p>
      <text:p text:style-name="P22"/>
      <text:p text:style-name="P22">*</text:p>
      <text:p text:style-name="P22"/>
      <text:p text:style-name="P22">Sous-venir</text:p>
      <text:p text:style-name="P22">Ok..?</text:p>
      <text:p text:style-name="P22">Sur-venir</text:p>
      <text:p text:style-name="P22">Pré-venir</text:p>
      <text:p text:style-name="P22"/>
      <text:p text:style-name="P22">-Check préfixe.</text:p>
      <text:p text:style-name="P22"/>
      <text:p text:style-name="P22">*</text:p>
      <text:p text:style-name="P22"/>
      <text:p text:style-name="P22">(pré fix (ang))</text:p>
      <text:p text:style-name="P22"/>
      <text:p text:style-name="P22">Eut nie que</text:p>
      <text:p text:style-name="P22"/>
      <text:p text:style-name="P22">Par venir</text:p>
      <text:p text:style-name="P22">Êtes àbbé éli </text:p>
      <text:p text:style-name="P22"><text:soft-page-break/></text:p>
      <text:p text:style-name="P22">*</text:p>
      <text:p text:style-name="P22"/>
      <text:p text:style-name="P22">-B = si ? </text:p>
      <text:p text:style-name="P22">Si alors, peut-être. </text:p>
      <text:p text:style-name="P22"/>
      <text:p text:style-name="P22">*</text:p>
      <text:p text:style-name="P22"/>
      <text:p text:style-name="P22">We men,</text:p>
      <text:p text:style-name="P22">Sometimes impossible to fool;</text:p>
      <text:p text:style-name="P22">Sometimes impossibly foolish.</text:p>
      <text:p text:style-name="P22"/>
      <text:p text:style-name="P22">Eux qu'eut mais nient.</text:p>
      <text:p text:style-name="P22"/>
      <text:p text:style-name="P22">*</text:p>
      <text:p text:style-name="P22"/>
      <text:p text:style-name="P22">Séduit</text:p>
      <text:p text:style-name="P22"/>
      <text:p text:style-name="P22">Être en je.</text:p>
      <text:p text:style-name="P22"/>
      <text:p text:style-name="P22">Zeus</text:p>
      <text:p text:style-name="P22">Le dernier être en union avec le temps.</text:p>
      <text:p text:style-name="P22">Le temps, chronos</text:p>
      <text:p text:style-name="P22">V</text:p>
      <text:p text:style-name="P22">Chro is</text:p>
      <text:p text:style-name="P22">..</text:p>
      <text:p text:style-name="P22">.</text:p>
      <text:p text:style-name="P22"/>
      <text:p text:style-name="P22"/>
      <text:p text:style-name="P22"/>
      <text:p text:style-name="P22">Fou êtes</text:p>
      <text:p text:style-name="P22">Eût m'y lit est</text:p>
      <text:p text:style-name="P22"/>
      <text:p text:style-name="P22">? Réémergence(ai) </text:p>
      <text:p text:style-name="P22"/>
      <text:p text:style-name="P22">Emerge en si</text:p>
      <text:p text:style-name="P22">Et mère je en si</text:p>
      <text:p text:style-name="P22"/>
      <text:p text:style-name="P22">*</text:p>
      <text:p text:style-name="P22"/>
      <text:p text:style-name="P22">Vu L j'ai R à</text:p>
      <text:p text:style-name="P22"/>
      <text:p text:style-name="P22">À go j'ai</text:p>
      <text:p text:style-name="P22">Triste</text:p>
      <text:p text:style-name="P22"/>
      <text:p text:style-name="P22"><text:soft-page-break/>É vit T</text:p>
      <text:p text:style-name="P22"/>
      <text:p text:style-name="P22">*</text:p>
      <text:p text:style-name="P22"/>
      <text:p text:style-name="P22">-Et pour moi même je fais comment ? </text:p>
      <text:p text:style-name="P22"/>
      <text:p text:style-name="P22">*</text:p>
      <text:p text:style-name="P22"/>
      <text:p text:style-name="P22">B I N G O</text:p>
      <text:p text:style-name="P22"/>
      <text:p text:style-name="P22">C'est important aussi</text:p>
      <text:p text:style-name="P22">Et je dirais même plus</text:p>
      <text:p text:style-name="P22">C'est aussi important. </text:p>
      <text:p text:style-name="P22"/>
      <text:p text:style-name="P22">Autant étant étang. </text:p>
      <text:p text:style-name="P22"/>
      <text:p text:style-name="P22">In si dieu</text:p>
      <text:p text:style-name="P22">Ainsi dit eux</text:p>
      <text:p text:style-name="P22"/>
      <text:p text:style-name="P22">O</text:p>
      <text:p text:style-name="P22">Oeux</text:p>
      <text:p text:style-name="P22">&amp;</text:p>
      <text:p text:style-name="P22">Effe</text:p>
      <text:p text:style-name="P22"/>
      <text:p text:style-name="P22">*</text:p>
      <text:p text:style-name="P22"/>
      <text:p text:style-name="P22">Les gens T ils. </text:p>
      <text:p text:style-name="P22"/>
      <text:p text:style-name="P22">Pi to r est ce que </text:p>
      <text:p text:style-name="P22"/>
      <text:p text:style-name="P22">J' ai mère je. </text:p>
      <text:p text:style-name="P22"/>
      <text:p text:style-name="P22">*</text:p>
      <text:p text:style-name="P22"/>
      <text:p text:style-name="P22">Je suis </text:p>
      <text:p text:style-name="P22">Plus</text:p>
      <text:p text:style-name="P22">Ce que j'étais quand j'étais </text:p>
      <text:p text:style-name="P22">Moins</text:p>
      <text:p text:style-name="P22"/>
      <text:p text:style-name="P22">*</text:p>
      <text:p text:style-name="P22"/>
      <text:p text:style-name="P22">L'expression </text:p>
      <text:p text:style-name="P22">Et le</text:p>
      <text:p text:style-name="P22">Ressenti </text:p>
      <text:p text:style-name="P22"/>
      <text:p text:style-name="P22"><text:soft-page-break/>*</text:p>
      <text:p text:style-name="P22"/>
      <text:p text:style-name="P22">Runes</text:p>
      <text:p text:style-name="P22">Réunion </text:p>
      <text:p text:style-name="P22">Rébus </text:p>
      <text:p text:style-name="P22"/>
      <text:p text:style-name="P22">Périlleux </text:p>
      <text:p text:style-name="P22"/>
      <text:p text:style-name="P22">*</text:p>
      <text:p text:style-name="P22"/>
      <text:p text:style-name="P20">Tool</text:p>
      <text:p text:style-name="P25">Land</text:p>
      <text:p text:style-name="P25"/>
      <text:p text:style-name="P22"/>
      <text:p text:style-name="P22"/>
      <text:p text:style-name="P22">Se lever </text:p>
      <text:p text:style-name="P22">Ce le v</text:p>
      <text:p text:style-name="P22">C('est) le V, s' élever </text:p>
      <text:p text:style-name="P22">Élève.., </text:p>
      <text:p text:style-name="P22">Lèvres ? </text:p>
      <text:p text:style-name="P22"/>
      <text:p text:style-name="P22">*</text:p>
      <text:p text:style-name="P22"/>
      <text:p text:style-name="P22">D nie gré </text:p>
      <text:p text:style-name="P22"/>
      <text:p text:style-name="P22">À les lus y à </text:p>
      <text:p text:style-name="P22"/>
      <text:p text:style-name="P22">Re là si on</text:p>
      <text:p text:style-name="P22"/>
      <text:p text:style-name="P22">Dit à lo je</text:p>
      <text:p text:style-name="P22">Consensus.</text:p>
      <text:p text:style-name="P22"/>
      <text:p text:style-name="P22">*</text:p>
      <text:p text:style-name="P22"/>
      <text:p text:style-name="P22">O t'es is t'es E(?)</text:p>
      <text:p text:style-name="P22"/>
      <text:p text:style-name="P22">Perfection</text:p>
      <text:p text:style-name="P22">&amp;</text:p>
      <text:p text:style-name="P22">Liberté</text:p>
      <text:p text:style-name="P22">I'm perfection.</text:p>
      <text:p text:style-name="P22"/>
      <text:p text:style-name="P22"/>
      <text:p text:style-name="P22"/>
      <text:p text:style-name="P22"/>
      <text:p text:style-name="P22">Païen</text:p>
      <text:p text:style-name="P22"><text:soft-page-break/>Pas I un</text:p>
      <text:p text:style-name="P22"/>
      <text:p text:style-name="P22">Athée</text:p>
      <text:p text:style-name="P22">À T</text:p>
      <text:p text:style-name="P22"/>
      <text:p text:style-name="P22">Que lit V en T</text:p>
      <text:p text:style-name="P22">Clivant</text:p>
      <text:p text:style-name="P22"/>
      <text:p text:style-name="P22">*</text:p>
      <text:p text:style-name="P22"/>
      <text:p text:style-name="P22">Pan T on</text:p>
      <text:p text:style-name="P22"/>
      <text:p text:style-name="P22">Moi I hein</text:p>
      <text:p text:style-name="P22"/>
      <text:p text:style-name="P22">S I en T</text:p>
      <text:p text:style-name="P22"/>
      <text:p text:style-name="P22">Sût si t</text:p>
      <text:p text:style-name="P22"/>
      <text:p text:style-name="P22">Vis y on</text:p>
      <text:p text:style-name="P22"/>
      <text:p text:style-name="P22">*</text:p>
      <text:p text:style-name="P22"/>
      <text:p text:style-name="P22">À fait que si on</text:p>
      <text:p text:style-name="P22">( nb affection est + et -, le sentiment et la maladie)</text:p>
      <text:p text:style-name="P22">Affect, affecter</text:p>
      <text:p text:style-name="P22"/>
      <text:p text:style-name="P22">Visé eût à lisez</text:p>
      <text:p text:style-name="P22"/>
      <text:p text:style-name="P22">Vers y fit et</text:p>
      <text:p text:style-name="P22">Vers y fier</text:p>
      <text:p text:style-name="P22">Vers I fils est</text:p>
      <text:p text:style-name="P22"/>
      <text:p text:style-name="P22">Prose et lit T is me </text:p>
      <text:p text:style-name="P22"/>
      <text:p text:style-name="P22">*</text:p>
      <text:p text:style-name="P22"/>
      <text:p text:style-name="P22">S'en p, être er</text:p>
      <text:p text:style-name="P22">Sans p*(et) être et</text:p>
      <text:p text:style-name="P22"/>
      <text:p text:style-name="P22">E N O U G H </text:p>
      <text:p text:style-name="P22">Co S mo(t) S</text:p>
      <text:p text:style-name="P22">5 ante 6</text:p>
      <text:p text:style-name="P22">56</text:p>
      <text:p text:style-name="P22"/>
      <text:p text:style-name="P22">*</text:p>
      <text:p text:style-name="P22"><text:soft-page-break/></text:p>
      <text:p text:style-name="P22">Allez go ri</text:p>
      <text:p text:style-name="P22"/>
      <text:p text:style-name="P22">.-Y a déjà de la baisse de qualité là.</text:p>
      <text:p text:style-name="P22"/>
      <text:p text:style-name="P22">Vers ou y a je.</text:p>
      <text:p text:style-name="P22">Cas T che is me</text:p>
      <text:p text:style-name="P22"/>
      <text:p text:style-name="P22">Astucieu/x? </text:p>
      <text:p text:style-name="P22"/>
      <text:p text:style-name="P22">Furent On que Le</text:p>
      <text:p text:style-name="P22"/>
      <text:p text:style-name="P22">*</text:p>
      <text:p text:style-name="P22"/>
      <text:p text:style-name="P22">À F lit j'ai </text:p>
      <text:p text:style-name="P22">À FL y j'ai</text:p>
      <text:p text:style-name="P22"/>
      <text:p text:style-name="P22">Lit j'ai </text:p>
      <text:p text:style-name="P22">Lit G</text:p>
      <text:p text:style-name="P26">Ligere</text:p>
      <text:p text:style-name="P22"/>
      <text:p text:style-name="P22">*</text:p>
      <text:p text:style-name="P22"/>
      <text:p text:style-name="P22">D créé (décret)</text:p>
      <text:p text:style-name="P22">Test I qu'eut le.</text:p>
      <text:p text:style-name="P22">Vers be a lisez.</text:p>
      <text:p text:style-name="P22"/>
      <text:p text:style-name="P22">*</text:p>
      <text:p text:style-name="P22"/>
      <text:p text:style-name="P22">Pi à y a</text:p>
      <text:p text:style-name="P22"/>
      <text:p text:style-name="P22">Chant je ment.</text:p>
      <text:p text:style-name="P22"/>
      <text:p text:style-name="P22">Fou thèse</text:p>
      <text:p text:style-name="P22"/>
      <text:p text:style-name="P22">*</text:p>
      <text:p text:style-name="P22"/>
      <text:p text:style-name="P22">"S T R eut que tu ré.</text:p>
      <text:p text:style-name="P22">*</text:p>
      <text:p text:style-name="P22">Castagne. "</text:p>
      <text:p text:style-name="P22"/>
      <text:p text:style-name="P22">*</text:p>
      <text:p text:style-name="P22"/>
      <text:p text:style-name="P22">Cas S, t'as : j'ai né</text:p>
      <text:p text:style-name="P22">(j'ai né, gêné ; j/G)</text:p>
      <text:p text:style-name="P22"><text:soft-page-break/></text:p>
      <text:p text:style-name="P22">*</text:p>
      <text:p text:style-name="P22"/>
      <text:p text:style-name="P22">Eût mit lit T</text:p>
      <text:p text:style-name="P22"/>
      <text:p text:style-name="P22">Est-ce que la M a si_on (m/aime)</text:p>
      <text:p text:style-name="P22">Ex que là aiment à Sion.</text:p>
      <text:p text:style-name="P22">Exclamation</text:p>
      <text:p text:style-name="P22">Ex-clame à "si on"</text:p>
      <text:p text:style-name="P22">Et que l'âme à, si "on"?</text:p>
      <text:p text:style-name="P22"/>
      <text:p text:style-name="P22">Air eût dis.</text:p>
      <text:p text:style-name="P22"/>
      <text:p text:style-name="P22">OB j'ai que "si on"</text:p>
      <text:p text:style-name="P22"/>
      <text:p text:style-name="P22">M'a El, et dis que..,</text:p>
      <text:p text:style-name="P22"/>
      <text:p text:style-name="P22">Y à In Terre est.</text:p>
      <text:p text:style-name="P22"/>
      <text:p text:style-name="P22">*</text:p>
      <text:p text:style-name="P22"/>
      <text:p text:style-name="P22">Choi y</text:p>
      <text:p text:style-name="P22"/>
      <text:p text:style-name="P22">B O</text:p>
      <text:p text:style-name="P22">Beau</text:p>
      <text:p text:style-name="P22">Beau T</text:p>
      <text:p text:style-name="P22"/>
      <text:p text:style-name="P22">I mot L est.</text:p>
      <text:p text:style-name="P22"/>
      <text:p text:style-name="P22">*</text:p>
      <text:p text:style-name="P22"/>
      <text:p text:style-name="P22">Pro test à Sion</text:p>
      <text:p text:style-name="P22"/>
      <text:p text:style-name="P22">D lit B ré</text:p>
      <text:p text:style-name="P22"/>
      <text:p text:style-name="P22">e</text:p>
      <text:p text:style-name="P22"/>
      <text:p text:style-name="P22">*</text:p>
      <text:p text:style-name="P22"/>
      <text:p text:style-name="P7">O lit vie est</text:p>
      <text:p text:style-name="P4"/>
      <text:p text:style-name="P4">D. si;</text:p>
      <text:p text:style-name="P4">D. ment.</text:p>
      <text:p text:style-name="P4"/>
      <text:p text:style-name="P4">Fît Lo so fils</text:p>
      <text:p text:style-name="P4"><text:soft-page-break/></text:p>
      <text:p text:style-name="P23">L'histoire du l</text:p>
      <text:p text:style-name="P23"/>
      <text:p text:style-name="P23">*</text:p>
      <text:p text:style-name="P23"/>
      <text:p text:style-name="P23">S'il en s'y eux,</text:p>
      <text:p text:style-name="P22"/>
      <text:p text:style-name="P7"/>
      <text:p text:style-name="P18"><text:span text:style-name="T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7"><text:line-break/></text:span><text:span text:style-name="T8">Aleph</text:span></text:p>
      <text:p text:style-name="P27"> </text:p>
      <text:p text:style-name="P27"> </text:p>
      <text:p text:style-name="P27"> </text:p>
      <text:p text:style-name="P28">Spécial</text:p>
      <text:p text:style-name="P27"> </text:p>
      <text:p text:style-name="P27">L'or dit n à T eux R</text:p>
      <text:p text:style-name="P27"> </text:p>
      <text:p text:style-name="P27">Et que c'est? Si F !? </text:p>
      <text:p text:style-name="P27"> </text:p>
      <text:p text:style-name="P27">Note All. </text:p>
      <text:p text:style-name="P27"> </text:p>
      <text:p text:style-name="P27"> </text:p>
      <text:p text:style-name="P27"> </text:p>
      <text:p text:style-name="P27">Êtes in ce El. </text:p>
      <text:p text:style-name="P27"> </text:p>
      <text:p text:style-name="P27">Tu pour est. </text:p>
      <text:p text:style-name="P27">Je su I. </text:p>
      <text:p text:style-name="P27"> </text:p>
      <text:p text:style-name="P27">À temps Sion. </text:p>
      <text:p text:style-name="P27"> </text:p>
      <text:p text:style-name="P27">Existe en si El</text:p>
      <text:p text:style-name="P27"> </text:p>
      <text:p text:style-name="P27">Ex I s te</text:p>
      <text:p text:style-name="P27">Is</text:p>
      <text:p text:style-name="P27">Te(désignant tu) <text:note text:id="ftn2" text:note-class="footnote"><text:note-citation>2</text:note-citation><text:note-body><text:p text:style-name="Footnote">(T*t'est*(que)t(u)'aie)</text:p></text:note-body></text:note></text:p>
      <text:p text:style-name="P27"> </text:p>
      <text:p text:style-name="P27">- cci différent de o (la lettre e) </text:p>
      <text:p text:style-name="P27"> </text:p>
      <text:p text:style-name="P27">Père su à D. </text:p>
      <text:p text:style-name="P27"> </text:p>
      <text:p text:style-name="P27"><text:soft-page-break/>Est-ce, s? </text:p>
      <text:p text:style-name="P27"> </text:p>
      <text:p text:style-name="P27">Est-ce au S ? </text:p>
      <text:p text:style-name="P27"> </text:p>
      <text:p text:style-name="P27">Est ce qu'if ? </text:p>
      <text:p text:style-name="P27"> </text:p>
      <text:p text:style-name="P27">Ré si pi en t</text:p>
      <text:p text:style-name="P27"> </text:p>
      <text:p text:style-name="P27">Re c'est t</text:p>
      <text:p text:style-name="P27">Re sait te </text:p>
      <text:p text:style-name="P27"> </text:p>
      <text:p text:style-name="P27">Habituel </text:p>
      <text:p text:style-name="P27"> </text:p>
      <text:p text:style-name="P27">Part à je</text:p>
      <text:p text:style-name="P27">Homme à je </text:p>
      <text:p text:style-name="P27">Nu à je</text:p>
      <text:p text:style-name="P27">V à p, eux r</text:p>
      <text:p text:style-name="P27"> </text:p>
      <text:p text:style-name="P27">L'eau </text:p>
      <text:p text:style-name="P27">Om</text:p>
      <text:p text:style-name="P27">Fa</text:p>
      <text:p text:style-name="P27"> </text:p>
      <text:p text:style-name="P27">Ré si s te</text:p>
      <text:p text:style-name="P27">Ex-I si s te</text:p>
      <text:p text:style-name="P27"> </text:p>
      <text:p text:style-name="P27">Barb à papa </text:p>
      <text:p text:style-name="P27">Sut que re</text:p>
      <text:p text:style-name="P27">Fil an D'r eux</text:p>
      <text:p text:style-name="P27"> </text:p>
      <text:p text:style-name="P27">À mets lis aurai</text:p>
      <text:p text:style-name="P27"> </text:p>
      <text:p text:style-name="P27">À s trop nomme I que</text:p>
      <text:p text:style-name="P27"> </text:p>
      <text:p text:style-name="P27"><text:soft-page-break/>Base</text:p>
      <text:p text:style-name="P27">Bas-ce</text:p>
      <text:p text:style-name="P27"> </text:p>
      <text:p text:style-name="P27">Y mit N en T</text:p>
      <text:p text:style-name="P27"> </text:p>
      <text:p text:style-name="P27">Très pi G né</text:p>
      <text:p text:style-name="P27"> </text:p>
      <text:p text:style-name="P27">Qu'on fut si On</text:p>
      <text:p text:style-name="P27"> </text:p>
      <text:p text:style-name="P27">Par A D</text:p>
      <text:p text:style-name="P27"> </text:p>
      <text:p text:style-name="P27">O T O nomme I</text:p>
      <text:p text:style-name="P27"> </text:p>
      <text:p text:style-name="P27">Ré P on (est) ce s, </text:p>
      <text:p text:style-name="P27">Réponse, </text:p>
      <text:p text:style-name="P27">Est-ce ? </text:p>
      <text:p text:style-name="P27"> </text:p>
      <text:p text:style-name="P27">S'y mit C (sait) </text:p>
      <text:p text:style-name="P27">Omettre</text:p>
      <text:p text:style-name="P27">L'ôm être. </text:p>
      <text:p text:style-name="P27"> </text:p>
      <text:p text:style-name="P27">I par est. </text:p>
      <text:p text:style-name="P27"> </text:p>
      <text:p text:style-name="P27">À mère irent. </text:p>
      <text:p text:style-name="P27"> </text:p>
      <text:p text:style-name="P27">Fait l eût re.</text:p>
      <text:p text:style-name="P27">Failure </text:p>
      <text:p text:style-name="P27"> </text:p>
      <text:p text:style-name="P27">Commentaires! </text:p>
      <text:p text:style-name="P27">Comme en terre ! </text:p>
      <text:p text:style-name="P27">Qu'on m'enterre ! </text:p>
      <text:p text:style-name="P27"> </text:p>
      <text:p text:style-name="P27">Comment taire ? </text:p>
      <text:p text:style-name="P27"><text:soft-page-break/> </text:p>
      <text:p text:style-name="P27">Brume et oraison. </text:p>
      <text:p text:style-name="P27"> </text:p>
      <text:p text:style-name="P27">Texte eurent. </text:p>
      <text:p text:style-name="P27"> </text:p>
      <text:p text:style-name="P27">Que El, que Un. </text:p>
      <text:p text:style-name="P27"> </text:p>
      <text:p text:style-name="P27">Le D corps. </text:p>
      <text:p text:style-name="P27"> </text:p>
      <text:p text:style-name="P27">Strate et j'y.</text:p>
      <text:p text:style-name="P27"> </text:p>
      <text:p text:style-name="P27">Co-k ce</text:p>
      <text:p text:style-name="P27"> </text:p>
      <text:p text:style-name="P27">20</text:p>
      <text:p text:style-name="P27">Raisin</text:p>
      <text:p text:style-name="P27">Ray</text:p>
      <text:p text:style-name="P27"> </text:p>
      <text:p text:style-name="P27">Corps I à ce. </text:p>
      <text:p text:style-name="P27"> </text:p>
      <text:p text:style-name="P27">En vous temps. </text:p>
      <text:p text:style-name="P27"> </text:p>
      <text:p text:style-name="P27">Fonde À </text:p>
      <text:p text:style-name="P27">Ment tôt.</text:p>
      <text:p text:style-name="P27"> </text:p>
      <text:p text:style-name="P27">Si que Lo ne</text:p>
      <text:p text:style-name="P27"> </text:p>
      <text:p text:style-name="P27">Instruments </text:p>
      <text:p text:style-name="P27"> </text:p>
      <text:p text:style-name="P27">Mac Gyver </text:p>
      <text:p text:style-name="P27"> </text:p>
      <text:p text:style-name="P27">Ma Terre I El</text:p>
      <text:p text:style-name="P27"> </text:p>
      <text:p text:style-name="P27">Rire</text:p>
      <text:p text:style-name="P27"><text:soft-page-break/> </text:p>
      <text:p text:style-name="P27">R I R E</text:p>
      <text:p text:style-name="P27"> </text:p>
      <text:p text:style-name="P27">Ah ! Ah ! </text:p>
      <text:p text:style-name="P27"> </text:p>
      <text:p text:style-name="P27">Pro sait </text:p>
      <text:p text:style-name="P27">Verbe à L</text:p>
      <text:p text:style-name="P27"> </text:p>
      <text:p text:style-name="P27">Vers be</text:p>
      <text:p text:style-name="P27">Etc</text:p>
      <text:p text:style-name="P27">B e</text:p>
      <text:p text:style-name="P27">E</text:p>
      <text:p text:style-name="P27">El</text:p>
      <text:p text:style-name="P27">El</text:p>
      <text:p text:style-name="P27">Elle</text:p>
      <text:p text:style-name="P27">Aile</text:p>
      <text:p text:style-name="P27">Etc</text:p>
      <text:p text:style-name="P27">s</text:p>
      <text:p text:style-name="P27">2</text:p>
      <text:p text:style-name="P27"> </text:p>
      <text:p text:style-name="P27">SS</text:p>
      <text:p text:style-name="P27"> </text:p>
      <text:p text:style-name="P27">et cesse est cesse.</text:p>
      <text:p text:style-name="P27"> </text:p>
      <text:p text:style-name="P27">- je dois être débile en fait..,</text:p>
      <text:p text:style-name="P27"> </text:p>
      <text:p text:style-name="P27">Donc sait c'est </text:p>
      <text:p text:style-name="P27">Et c'est son ça. </text:p>
      <text:p text:style-name="P27"> </text:p>
      <text:p text:style-name="P27"> </text:p>
      <text:p text:style-name="P27">Co n qu'eut El Sion. </text:p>
      <text:p text:style-name="P27"> </text:p>
      <text:p text:style-name="P27"> </text:p>
      <text:p text:style-name="P27"><text:soft-page-break/>À qu'eut ça sion ? </text:p>
      <text:p text:style-name="P27"> </text:p>
      <text:p text:style-name="P27">L'est c</text:p>
      <text:p text:style-name="P27">Laisser </text:p>
      <text:p text:style-name="P27">LEASH </text:p>
      <text:p text:style-name="P27"> </text:p>
      <text:p text:style-name="P27">L'Eve O, lut Sion</text:p>
      <text:p text:style-name="P27"> </text:p>
      <text:p text:style-name="P27">À Lo qu'eut Sion</text:p>
      <text:p text:style-name="P27"> </text:p>
      <text:p text:style-name="P27">-et ça recommence... </text:p>
      <text:p text:style-name="P27"> </text:p>
      <text:p text:style-name="P27">Laisse passer l'espace. </text:p>
      <text:p text:style-name="P27"> </text:p>
      <text:p text:style-name="P27">In S, T il est</text:p>
      <text:p text:style-name="P27"> </text:p>
      <text:p text:style-name="P27">Lo Be</text:p>
      <text:p text:style-name="P27">L'aube</text:p>
      <text:p text:style-name="P27">Lobe</text:p>
      <text:p text:style-name="P27">Oreilles </text:p>
      <text:p text:style-name="P27">Or E il le s</text:p>
      <text:p text:style-name="P27"> </text:p>
      <text:p text:style-name="P27">Lit mère si on. </text:p>
      <text:p text:style-name="P27"> </text:p>
      <text:p text:style-name="P27">Périple </text:p>
      <text:p text:style-name="P27">Perplexe</text:p>
      <text:p text:style-name="P27">Persistant</text:p>
      <text:p text:style-name="P27"> </text:p>
      <text:p text:style-name="P27">Et PO eut ST en FL en T</text:p>
      <text:p text:style-name="P27"> </text:p>
      <text:p text:style-name="P27">À si s temps</text:p>
      <text:p text:style-name="P27"> </text:p>
      <text:p text:style-name="P27">B né fil</text:p>
      <text:p text:style-name="P27"><text:soft-page-break/> </text:p>
      <text:p text:style-name="P27">S O F T</text:p>
      <text:p text:style-name="P27"> </text:p>
      <text:p text:style-name="P27">Mits t'y j'ai</text:p>
      <text:p text:style-name="P27"> </text:p>
      <text:p text:style-name="P27">Décent.</text:p>
      <text:p text:style-name="P27"> </text:p>
      <text:p text:style-name="P27">V I qu'eut L'</text:p>
      <text:p text:style-name="P27">Sait qu'en ce</text:p>
      <text:p text:style-name="P27"> </text:p>
      <text:p text:style-name="P27">Se que n ce</text:p>
      <text:p text:style-name="P27"> </text:p>
      <text:p text:style-name="P27">Absolu</text:p>
      <text:p text:style-name="P27">À b so lut</text:p>
      <text:p text:style-name="P27">Plenitude</text:p>
      <text:p text:style-name="P27">P l'é n I tu de</text:p>
      <text:p text:style-name="P27">Pro fondé aimant</text:p>
      <text:p text:style-name="P27"> </text:p>
      <text:p text:style-name="P27">Vois y eurent </text:p>
      <text:p text:style-name="P27"> </text:p>
      <text:p text:style-name="P27">Eux re</text:p>
      <text:p text:style-name="P27">Eurent</text:p>
      <text:p text:style-name="P27">Ils eurent ? </text:p>
      <text:p text:style-name="P27"> </text:p>
      <text:p text:style-name="P27">Fée </text:p>
      <text:p text:style-name="P27"> </text:p>
      <text:p text:style-name="P27">F e(s)t e </text:p>
      <text:p text:style-name="P27">(F&amp;E) </text:p>
      <text:p text:style-name="P27"> </text:p>
      <text:p text:style-name="P27">Fe r? </text:p>
      <text:p text:style-name="P27">Fesse</text:p>
      <text:p text:style-name="P27">Fais ce. </text:p>
      <text:p text:style-name="P27"> </text:p>
      <text:p text:style-name="P27"><text:soft-page-break/>Fe eût ? </text:p>
      <text:p text:style-name="P27">Feu</text:p>
      <text:p text:style-name="P27"> </text:p>
      <text:p text:style-name="P27">Feiles, fais il. </text:p>
      <text:p text:style-name="P27"> </text:p>
      <text:p text:style-name="P27"> </text:p>
      <text:p text:style-name="P27">Père y mets.</text:p>
      <text:p text:style-name="P27">Périmé</text:p>
      <text:p text:style-name="P27"> </text:p>
      <text:p text:style-name="P27">-.. Merde.</text:p>
      <text:p text:style-name="P27"> </text:p>
      <text:p text:style-name="P27">Père y nait</text:p>
      <text:p text:style-name="P27"> </text:p>
      <text:p text:style-name="P27">-ah !</text:p>
      <text:p text:style-name="P27"> </text:p>
      <text:p text:style-name="P27">Vers ou il est.</text:p>
      <text:p text:style-name="P27"> </text:p>
      <text:p text:style-name="P27">-OK.</text:p>
      <text:p text:style-name="P27"> </text:p>
      <text:p text:style-name="P27">TNT</text:p>
      <text:p text:style-name="P27">-C'est de la dynamite. </text:p>
      <text:p text:style-name="P27"> </text:p>
      <text:p text:style-name="P27">S'y mettre I que</text:p>
      <text:p text:style-name="P27"> </text:p>
      <text:p text:style-name="P27">Cas "je". </text:p>
      <text:p text:style-name="P27"> </text:p>
      <text:p text:style-name="P27">Êtes I que êtes </text:p>
      <text:p text:style-name="P27"> </text:p>
      <text:p text:style-name="P27">P ré par re</text:p>
      <text:p text:style-name="P27"> </text:p>
      <text:p text:style-name="P27">Se mets n'a j'ai. </text:p>
      <text:p text:style-name="P27"> </text:p>
      <text:p text:style-name="P27">Verbe a L</text:p>
      <text:p text:style-name="P27"><text:soft-page-break/>Vos K L</text:p>
      <text:p text:style-name="P27">Met dis cas L</text:p>
      <text:p text:style-name="P27"> </text:p>
      <text:p text:style-name="P27">'L, en F, en T. </text:p>
      <text:p text:style-name="P27"> </text:p>
      <text:p text:style-name="P27">Nemo</text:p>
      <text:p text:style-name="P27"> </text:p>
      <text:p text:style-name="P27">D fit si T</text:p>
      <text:p text:style-name="P27"> </text:p>
      <text:p text:style-name="P27">Défi si </text:p>
      <text:p text:style-name="P27"> </text:p>
      <text:p text:style-name="P27">Va R y est</text:p>
      <text:p text:style-name="P27"> </text:p>
      <text:p text:style-name="P27">FL o ss</text:p>
      <text:p text:style-name="P27">Fils dans terre</text:p>
      <text:p text:style-name="P27">Lo R, eux R. </text:p>
      <text:p text:style-name="P27"> </text:p>
      <text:p text:style-name="P27">T est ce </text:p>
      <text:p text:style-name="P27">These</text:p>
      <text:p text:style-name="P27">T S E</text:p>
      <text:p text:style-name="P27">T r S E </text:p>
      <text:p text:style-name="P27">Tresse </text:p>
      <text:p text:style-name="P27">Très ce </text:p>
      <text:p text:style-name="P27"> </text:p>
      <text:p text:style-name="P27">Par (L) en thèse </text:p>
      <text:p text:style-name="P27"> </text:p>
      <text:p text:style-name="P27">Y(l) m' ont dis ce</text:p>
      <text:p text:style-name="P27">( I monde, I ce)</text:p>
      <text:p text:style-name="P27"> </text:p>
      <text:p text:style-name="P27">L est V à Je</text:p>
      <text:p text:style-name="P27">Élevage</text:p>
      <text:p text:style-name="P27"> </text:p>
      <text:p text:style-name="P27">Et va si F</text:p>
      <text:p text:style-name="P27"><text:soft-page-break/> </text:p>
      <text:p text:style-name="P27">Si (l) la je </text:p>
      <text:p text:style-name="P27"> </text:p>
      <text:p text:style-name="P27">Ex-I S temps ce</text:p>
      <text:p text:style-name="P27"> </text:p>
      <text:p text:style-name="P27">Je m'interroge. </text:p>
      <text:p text:style-name="P27"> </text:p>
      <text:p text:style-name="P27">Mirent O à T</text:p>
      <text:p text:style-name="P27">Mirent O à R</text:p>
      <text:p text:style-name="P27">Mirent O B O L an T</text:p>
      <text:p text:style-name="P27"> </text:p>
      <text:p text:style-name="P27">Électricité </text:p>
      <text:p text:style-name="P27">Sable</text:p>
      <text:p text:style-name="P27">Verre</text:p>
      <text:p text:style-name="P27"> </text:p>
      <text:p text:style-name="P27">Si c'est ça tant pis. </text:p>
      <text:p text:style-name="P27">+</text:p>
      <text:p text:style-name="P27">Son et décibel. </text:p>
      <text:p text:style-name="P27"> </text:p>
      <text:p text:style-name="P27">Si Lo, j'y is me. </text:p>
      <text:p text:style-name="P27"> </text:p>
      <text:p text:style-name="P27">C'est ré si pro que. </text:p>
      <text:p text:style-name="P27"> </text:p>
      <text:p text:style-name="P27">Écris vain</text:p>
      <text:p text:style-name="P27">Écris tôt </text:p>
      <text:p text:style-name="P27">Écris tu re</text:p>
      <text:p text:style-name="P27">Écris cri</text:p>
      <text:p text:style-name="P27">. </text:p>
      <text:p text:style-name="P27"> </text:p>
      <text:p text:style-name="P27">Par à je. </text:p>
      <text:p text:style-name="P27"> </text:p>
      <text:p text:style-name="P27">L</text:p>
      <text:p text:style-name="P27">Elle</text:p>
      <text:p text:style-name="P27"><text:soft-page-break/>Ailes</text:p>
      <text:p text:style-name="P27">, </text:p>
      <text:p text:style-name="P27">Hell</text:p>
      <text:p text:style-name="P27">El</text:p>
      <text:p text:style-name="P27">Héle. </text:p>
      <text:p text:style-name="P27"> </text:p>
      <text:p text:style-name="P27">Co toi-y est</text:p>
      <text:p text:style-name="P27"> </text:p>
      <text:p text:style-name="P27">Père m'a N en ce </text:p>
      <text:p text:style-name="P27"> </text:p>
      <text:p text:style-name="P27">Qu'El est là so lut sion. </text:p>
      <text:p text:style-name="P27"> </text:p>
      <text:p text:style-name="P27">À trop ce. </text:p>
      <text:p text:style-name="P27"> </text:p>
      <text:p text:style-name="P27">Et mot, si on a El. </text:p>
      <text:p text:style-name="P27"> </text:p>
      <text:p text:style-name="P27">À Terre irent. </text:p>
      <text:p text:style-name="P27"> </text:p>
      <text:p text:style-name="P27">In Terre venir. </text:p>
      <text:p text:style-name="P27"> </text:p>
      <text:p text:style-name="P27">À j'ire. (j' y re) </text:p>
      <text:p text:style-name="P27"> </text:p>
      <text:p text:style-name="P27">Irae. </text:p>
      <text:p text:style-name="P27"> </text:p>
      <text:p text:style-name="P27">Son (bruit) </text:p>
      <text:p text:style-name="P27">Son (anglais) </text:p>
      <text:p text:style-name="P27">Son(t) (être) </text:p>
      <text:p text:style-name="P27">Sonne </text:p>
      <text:p text:style-name="P27"> </text:p>
      <text:p text:style-name="P27">... </text:p>
      <text:p text:style-name="P27"> </text:p>
      <text:p text:style-name="P27">En voici une d'idées à ce propos.</text:p>
      <text:p text:style-name="P27">Le son, c'est le bruit.</text:p>
      <text:p text:style-name="P27"><text:soft-page-break/>Et son, c'est fils en anglais.</text:p>
      <text:p text:style-name="P27">Et son(t), c'est le verbe être.</text:p>
      <text:p text:style-name="P27">(et ces trois cités sont le même son)</text:p>
      <text:p text:style-name="P27"> </text:p>
      <text:p text:style-name="P27">Et le son, c'est la graine,égrène</text:p>
      <text:p text:style-name="P27">*</text:p>
      <text:p text:style-name="P27">n/u </text:p>
      <text:p text:style-name="P27"> </text:p>
      <text:p text:style-name="P27">Et mère ode.</text:p>
      <text:p text:style-name="P27"> </text:p>
      <text:p text:style-name="P27">TARGET </text:p>
      <text:p text:style-name="P27"> </text:p>
      <text:p text:style-name="P27">- Putain d'anglophones... </text:p>
      <text:p text:style-name="P27"> </text:p>
      <text:p text:style-name="P27">Âme eut L êtes. </text:p>
      <text:p text:style-name="P27"> </text:p>
      <text:p text:style-name="P27">À L eut M êtes. </text:p>
      <text:p text:style-name="P27"> </text:p>
      <text:p text:style-name="P27">Où T il ? </text:p>
      <text:p text:style-name="P27"> </text:p>
      <text:p text:style-name="P27">Magne I fils que. </text:p>
      <text:p text:style-name="P27"> </text:p>
      <text:p text:style-name="P27">Q U A L I T Y</text:p>
      <text:p text:style-name="P27"> </text:p>
      <text:p text:style-name="P27">- OK, ça va..,</text:p>
      <text:p text:style-name="P27"> </text:p>
      <text:p text:style-name="P27">FR eut que t'y fit &amp;</text:p>
      <text:p text:style-name="P27"> </text:p>
      <text:p text:style-name="P27">Et la héla El à elle.</text:p>
      <text:p text:style-name="P27"> </text:p>
      <text:p text:style-name="P27">Fit que si on</text:p>
      <text:p text:style-name="P27">Fiction</text:p>
      <text:p text:style-name="P27">Question</text:p>
      <text:p text:style-name="P27"><text:soft-page-break/> </text:p>
      <text:p text:style-name="P27">Corps I j'ai</text:p>
      <text:p text:style-name="P27"> </text:p>
      <text:p text:style-name="P27">Dit à Lo "je"</text:p>
      <text:p text:style-name="P27"> </text:p>
      <text:p text:style-name="P27">g u e, j'ai u e</text:p>
      <text:p text:style-name="P27"> </text:p>
      <text:p text:style-name="P27">O dis c'est</text:p>
      <text:p text:style-name="P27"> </text:p>
      <text:p text:style-name="P27">Cas mots eut FL est</text:p>
      <text:p text:style-name="P27">(camoufler)</text:p>
      <text:p text:style-name="P27"> </text:p>
      <text:p text:style-name="P27">Êtes à El a Je.</text:p>
      <text:p text:style-name="P27"> </text:p>
      <text:p text:style-name="P27">Co-N:Do, El est en ce</text:p>
      <text:p text:style-name="P27"> </text:p>
      <text:p text:style-name="P27">D so El é</text:p>
      <text:p text:style-name="P27"> </text:p>
      <text:p text:style-name="P27">Fit Lo so fils</text:p>
      <text:p text:style-name="P27"> </text:p>
      <text:p text:style-name="P27">In V que t'y V</text:p>
      <text:p text:style-name="P27"> 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-----------------------------------------------------------------------------------------------------------------------</text:p>
      <text:p text:style-name="P2">Prise de notes :</text:p>
      <text:p text:style-name="P2"/>
      <text:p text:style-name="P2">S'exprimer. ( se ex- prime // sortir du 1 )</text:p>
      <text:p text:style-name="P2"/>
      <text:p text:style-name="P2"/>
      <text:p text:style-name="P2">Sur la géométrie par les lettres :</text:p>
      <text:p text:style-name="P2"/>
      <text:p text:style-name="P2">// M c'est un V et deux I<text:line-break/></text:p>
      <text:p text:style-name="P2">BR, </text:p>
      <text:p text:style-name="P2">où ?,</text:p>
      <text:p text:style-name="P2">À A.</text:p>
      <text:p text:style-name="P2"/>
      <text:p text:style-name="P2">// O c'est U et U</text:p>
      <text:p text:style-name="P2"/>
      <text:p text:style-name="P2">I c'est <text:span text:style-name="T1">I</text:span><text:span text:style-name="T2"> en anglais, </text:span><text:span text:style-name="T3">I </text:span><text:span text:style-name="T4">en chiffres latins. Phonétiquement I j'y ( cas El ) ( aime//haine aux P qu'eût air)( est t'es eût vw (123) y'que si grès que Z )</text:span></text:p>
      <text:p text:style-name="P9"/>
      <text:p text:style-name="P9">mais je digresse.</text:p>
      <text:p text:style-name="P2"><text:line-break/><text:line-break/><text:line-break/>A la vie+le vide</text:p>
      <text:p text:style-name="P2">B la terre</text:p>
      <text:p text:style-name="P2">C , création+de la dualité</text:p>
      <text:p text:style-name="P2"/>
      <text:p text:style-name="P2">g c'est f</text:p>
      <text:p text:style-name="P2"><text:soft-page-break/>f c'est la femme / la terre<text:line-break/></text:p>
      <text:p text:style-name="P2"/>
      <text:p text:style-name="P2"/>
      <text:p text:style-name="P2"/>
      <text:p text:style-name="P11"/>
      <text:p text:style-name="P11"/>
      <text:p text:style-name="P11">' </text:p>
      <text:p text:style-name="P11"/>
      <text:p text:style-name="P11"/>
      <text:p text:style-name="P11"/>
      <text:p text:style-name="P11">A = la vie</text:p>
      <text:p text:style-name="P11">Là vit ( la il vit) </text:p>
      <text:p text:style-name="P11">L' avis. </text:p>
      <text:p text:style-name="P11">La vis</text:p>
      <text:p text:style-name="P11">Spirale etc. </text:p>
      <text:p text:style-name="P11"/>
      <text:p text:style-name="P11">B = o </text:p>
      <text:p text:style-name="P11">C = 1/2 o</text:p>
      <text:p text:style-name="P11">D idem </text:p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p text:style-name="P11">Il a dit, l'homme qui fait ça, y faudrait qu' Il fasse rien, qu'il laisse tomber.</text:p>
      <text:p text:style-name="P11">Et j'ai dis, jamais un homme abandonnera comme ça l'œuvre de sa vie.</text:p>
      <text:p text:style-name="P11"/>
      <text:p text:style-name="P11">Bon soit.</text:p>
      <text:p text:style-name="P11">Donc voilà.</text:p>
      <text:p text:style-name="P11"/>
      <text:p text:style-name="P11"/>
      <text:p text:style-name="P11">-</text:p>
      <text:p text:style-name="P11"/>
      <text:p text:style-name="P7">Je me souviens qu'un jour il m'a demandé un truc à propos du comportement des hommes et j'ai répondu " Revenez voir dans 2000 ans. " ( grosso modo; sous entendu : n'y compte pas trop. affirmé à mots perdus : rien ne bouge ici. )</text:p>
      <text:p text:style-name="P13">Et j'ai comme l'impression que..,</text:p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32M5S</meta:editing-duration>
    <meta:editing-cycles>64</meta:editing-cycles>
    <meta:generator>OpenOffice/4.1.11$Win32 OpenOffice.org_project/4111m1$Build-9808</meta:generator>
    <dc:date>2023-05-01T22:57:41.36</dc:date>
    <dc:creator>Laurent Franssen</dc:creator>
    <meta:document-statistic meta:table-count="0" meta:image-count="0" meta:object-count="0" meta:page-count="32" meta:paragraph-count="835" meta:word-count="2005" meta:character-count="8259"/>
    <meta:user-defined meta:name="Info 1"/>
    <meta:user-defined meta:name="Info 2"/>
    <meta:user-defined meta:name="Info 3"/>
    <meta:user-defined meta:name="Info 4"/>
  </office:meta>
</office:document-meta>
</file>